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Noto Sans CJK KR Light" svg:font-family="'Noto Sans CJK KR Light'" style:font-family-generic="swiss" style:font-pitch="variable"/>
    <style:font-face style:name="Noto Sans CJK SC Black1" svg:font-family="'Noto Sans CJK SC Black'" style:font-family-generic="swiss" style:font-pitch="variable"/>
    <style:font-face style:name="Noto Sans CJK SC Black" svg:font-family="'Noto Sans CJK SC Black'" style:font-adornments="Black"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oto Sans CJK KR Light" fo:font-size="15pt" officeooo:rsid="001a62c6" officeooo:paragraph-rsid="001a62c6" style:font-size-asian="13.1000003814697pt" style:font-size-complex="15pt"/>
    </style:style>
    <style:style style:name="P2" style:family="paragraph" style:parent-style-name="Text_20_body">
      <style:text-properties style:font-name="DejaVu Sans" fo:font-size="18pt" officeooo:rsid="001a62c6" officeooo:paragraph-rsid="001a62c6" style:font-size-asian="18pt" style:font-size-complex="18pt"/>
    </style:style>
    <style:style style:name="P3" style:family="paragraph" style:parent-style-name="Text_20_body">
      <style:text-properties style:font-name="DejaVu Sans" fo:font-size="18pt" officeooo:rsid="001c0e1a" officeooo:paragraph-rsid="001c0e1a" style:font-size-asian="18pt" style:font-size-complex="18pt"/>
    </style:style>
    <style:style style:name="P4" style:family="paragraph" style:parent-style-name="Text_20_body">
      <style:text-properties style:font-name="Noto Sans CJK SC Black" fo:font-size="18pt" officeooo:rsid="001a62c6" officeooo:paragraph-rsid="001a62c6" style:font-size-asian="18pt" style:font-size-complex="18pt"/>
    </style:style>
    <style:style style:name="P5" style:family="paragraph" style:parent-style-name="Text_20_body">
      <style:text-properties officeooo:paragraph-rsid="001a62c6"/>
    </style:style>
    <style:style style:name="P6" style:family="paragraph" style:parent-style-name="Text_20_body">
      <style:text-properties officeooo:paragraph-rsid="001c0e1a"/>
    </style:style>
    <style:style style:name="P7" style:family="paragraph" style:parent-style-name="Text_20_body">
      <style:text-properties officeooo:paragraph-rsid="001f5eba"/>
    </style:style>
    <style:style style:name="P8" style:family="paragraph" style:parent-style-name="Text_20_body">
      <style:text-properties style:font-name="Liberation Sans" fo:font-size="20pt" style:font-size-asian="20pt" style:font-size-complex="20pt"/>
    </style:style>
    <style:style style:name="P9" style:family="paragraph" style:parent-style-name="Text_20_body">
      <style:text-properties style:font-name="Bitstream Charter" fo:font-size="12pt" officeooo:paragraph-rsid="001a62c6" style:font-size-asian="10.5pt" style:font-size-complex="12pt"/>
    </style:style>
    <style:style style:name="P10" style:family="paragraph" style:parent-style-name="Text_20_body">
      <style:text-properties style:font-name="Bitstream Charter" fo:font-size="12pt" officeooo:rsid="001c0e1a" officeooo:paragraph-rsid="001c0e1a" style:font-size-asian="10.5pt" style:font-size-complex="12pt"/>
    </style:style>
    <style:style style:name="P11" style:family="paragraph" style:parent-style-name="Title">
      <style:text-properties style:font-name="Liberation Sans" fo:font-size="20pt" style:font-size-asian="20pt" style:font-size-complex="20pt"/>
    </style:style>
    <style:style style:name="P12" style:family="paragraph" style:parent-style-name="Standard">
      <style:text-properties style:font-name="Noto Sans CJK SC Black1" fo:font-size="20pt" officeooo:rsid="001a62c6" officeooo:paragraph-rsid="001a62c6" style:font-size-asian="20pt" style:font-size-complex="20pt"/>
    </style:style>
    <style:style style:name="T1" style:family="text">
      <style:text-properties style:font-name="DejaVu Sans" fo:font-size="12pt" officeooo:rsid="001a62c6" style:font-size-asian="10.5pt" style:font-size-complex="12pt"/>
    </style:style>
    <style:style style:name="T2" style:family="text">
      <style:text-properties style:font-name="DejaVu Sans" fo:font-size="18pt" officeooo:rsid="001a62c6" style:font-size-asian="18pt" style:font-size-complex="18pt"/>
    </style:style>
    <style:style style:name="T3" style:family="text">
      <style:text-properties style:font-name="Bitstream Charter" fo:font-size="12pt" style:font-size-asian="10.5pt" style:font-size-complex="12pt"/>
    </style:style>
    <style:style style:name="T4" style:family="text">
      <style:text-properties style:font-name="Bitstream Charter" fo:font-size="12pt" officeooo:rsid="001c0e1a" style:font-size-asian="10.5pt" style:font-size-complex="12pt"/>
    </style:style>
    <style:style style:name="T5" style:family="text">
      <style:text-properties style:font-name="Bitstream Charter" fo:font-size="12pt" officeooo:rsid="001da745" style:font-size-asian="10.5pt" style:font-size-complex="12pt"/>
    </style:style>
    <style:style style:name="T6" style:family="text">
      <style:text-properties style:font-name="Bitstream Charter" fo:font-size="12pt" officeooo:rsid="001f5eba" style:font-size-asian="10.5pt" style:font-size-complex="12pt"/>
    </style:style>
    <style:style style:name="T7" style:family="text">
      <style:text-properties style:font-name="Bitstream Charter"/>
    </style:style>
    <style:style style:name="T8" style:family="text">
      <style:text-properties style:font-name="Bitstream Charter" fo:font-size="12pt" officeooo:rsid="00207885"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N INTRODUCTION TO THE PROJECT</text:p>
      <text:p text:style-name="P8"/>
      <text:p text:style-name="P2">CHALLENEGES :</text:p>
      <text:p text:style-name="P5"><text:span text:style-name="T2"><text:tab/></text:span><text:span text:style-name="T1"><text:tab/></text:span><text:span text:style-name="T3">Data can come from many sources: internally within the organization or externally from data vendors. This creates multi-faceted datasets with each stream of data supplying its own set of standards, including different formats, acceptable ranges, and granularities . Handling multi-faceted data with different standards in an efficient manner has become a major challenge in our fiercely competitive world. However, it gets even more complicated when the required data doesn’t get </text:span><text:span text:style-name="T4">fetched </text:span><text:span text:style-name="T3">when it is supposed to, creating a time lag. For these reasons, data automation is essential as it allows data to be captured in a timely fashion with a minimum amount of resources.</text:span></text:p>
      <text:p text:style-name="P9">Automation is a more reliable way of managing data when compared to manual process, since humans are inherently error-prone.</text:p>
      <text:p text:style-name="P6"><text:span text:style-name="T4">Along with data management comes data protection and saving it from getting corrupted by any external or internal means.So this project includes a way basic program to handle basic regular use data and its encryption and decryption.It saves the user from to </text:span><text:span text:style-name="T3">revis</text:span><text:span text:style-name="T4">ing </text:span><text:span text:style-name="T3">the data from time to time.</text:span></text:p>
      <text:p text:style-name="P10">This is what lead us to think for this Project and implement it using real life examples.</text:p>
      <text:p text:style-name="P10"/>
      <text:p text:style-name="P3">MOTIVATION FOR THE WORK :</text:p>
      <text:p text:style-name="P3"><text:tab/><text:tab/><text:tab/><text:span text:style-name="T3">Well Being a student we too have many issues related to managing data. such as </text:span><text:span text:style-name="T5">image handling and other documents handling. Many a times we need a sorted format of data for our use. Once if a data is sorted it saves much of our time in doing works related to that data in our daily life.</text:span></text:p>
      <text:p text:style-name="P7"><text:span text:style-name="T5">The final goal is to feed the collected data into trade and risk applications.</text:span><text:span text:style-name="T6">Hence it made us to work on this project so that we could solve our own issues along with learning something new.However, it gets even more complicated when the required data doesn’t get </text:span><text:span text:style-name="T4">fetched </text:span><text:span text:style-name="T6">when it is supposed to, creating a time lag. For these reasons, data automation is essential as it allows data to be captured in a timely fashion with a minimum amount of resources,an experienced data management platform along with basic data automation is the only viable solution.</text:span></text:p>
      <text:p text:style-name="P10"/>
      <text:p text:style-name="P4"><text:tab/><text:tab/><text:tab/><text:tab/><text:span text:style-name="T8">Page 2</text:span></text:p>
      <text:p text:style-name="P4"><text:soft-page-break/></text:p>
      <text:p text:style-name="P1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Noto Sans CJK KR Light" svg:font-family="'Noto Sans CJK KR Light'" style:font-family-generic="swiss" style:font-pitch="variable"/>
    <style:font-face style:name="Noto Sans CJK SC Black1" svg:font-family="'Noto Sans CJK SC Black'" style:font-family-generic="swiss" style:font-pitch="variable"/>
    <style:font-face style:name="Noto Sans CJK SC Black" svg:font-family="'Noto Sans CJK SC Black'" style:font-adornments="Black"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Light" fo:font-family="'DejaVu Sans Light'" style:font-family-generic="swiss" style:font-pitch="variable" officeooo:rsid="001a62c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21:28:09.466938304</meta:creation-date>
    <dc:date>2017-11-25T04:12:24.520835839</dc:date>
    <meta:editing-duration>PT5H47M47S</meta:editing-duration>
    <meta:editing-cycles>2</meta:editing-cycles>
    <meta:generator>LibreOffice/5.1.6.2$Linux_X86_64 LibreOffice_project/10m0$Build-2</meta:generator>
    <meta:document-statistic meta:table-count="0" meta:image-count="0" meta:object-count="0" meta:page-count="2" meta:paragraph-count="10" meta:word-count="354" meta:character-count="2101" meta:non-whitespace-character-count="1748"/>
  </office:meta>
</office:document-meta>
</file>